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2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gdgtyrt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21:37:01.898907466</meta:creation-date>
    <dc:date>2024-10-03T21:37:51.104720514</dc:date>
    <meta:editing-duration>PT49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7.3.7.2$Linux_X86_64 LibreOffice_project/30$Build-2</meta:generator>
  </office:meta>
</office:document-meta>
</file>